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286000001B3DC77AFF4.jpg" manifest:media-type="image/jpeg"/>
  <manifest:file-entry manifest:full-path="Pictures/200001A10000CE4B00007ED0970FC9AF.wmf"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cea04" draw:textarea-horizontal-align="justify" draw:textarea-vertical-align="top" draw:auto-grow-height="true" fo:min-height="0.763cm" fo:padding-top="0.13cm" fo:padding-bottom="0.13cm" fo:padding-left="0.25cm" fo:padding-right="0.25cm" fo:wrap-option="wrap" draw:shadow-color="#808080"/>
    </style:style>
    <style:style style:name="gr5" style:family="graphic" style:parent-style-name="standard" style:list-style-name="L2">
      <style:graphic-properties draw:stroke="none" draw:fill="none" draw:fill-color="#fcea04" draw:textarea-horizontal-align="justify" draw:textarea-vertical-align="top" draw:auto-grow-height="true" fo:min-height="0.763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cea04" draw:textarea-horizontal-align="justify" draw:textarea-vertical-align="top" draw:auto-grow-height="true" fo:min-height="0.763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cea04" draw:textarea-horizontal-align="justify" draw:textarea-vertical-align="top" draw:auto-grow-height="true" fo:min-height="1.525cm" fo:padding-top="0.13cm" fo:padding-bottom="0.13cm" fo:padding-left="0.25cm" fo:padding-right="0.25cm" fo:wrap-option="wrap" draw:shadow-color="#808080"/>
    </style:style>
    <style:style style:name="gr8"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969696" draw:stroke-linejoin="miter" draw:fill="solid" draw:fill-color="#f5f1f1"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solid" svg:stroke-width="0cm" svg:stroke-color="#000000" draw:stroke-linejoin="miter" draw:fill="solid" draw:fill-color="#ff0000" draw:textarea-horizontal-align="center" draw:textarea-vertical-align="top" draw:auto-grow-height="false" draw:fit-to-size="false" fo:padding-top="0.13cm" fo:padding-bottom="0.13cm" fo:padding-left="0.25cm" fo:padding-right="0.25cm" fo:wrap-option="wrap" draw:shadow-color="#868686"/>
    </style:style>
    <style:style style:name="gr11" style:family="graphic" style:parent-style-name="standard" style:list-style-name="L2">
      <style:graphic-properties draw:stroke="none" draw:fill="none" draw:fill-color="#fcea04" draw:textarea-horizontal-align="justify" draw:textarea-vertical-align="top" draw:auto-grow-height="true" fo:min-height="0.763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cea04" draw:textarea-horizontal-align="justify" draw:textarea-vertical-align="top" draw:auto-grow-height="true" fo:min-height="1.921cm" fo:padding-top="0.13cm" fo:padding-bottom="0.13cm" fo:padding-left="0.25cm" fo:padding-right="0.25cm" fo:wrap-option="wrap" draw:shadow-color="#808080"/>
    </style:style>
    <style:style style:name="gr13" style:family="graphic" style:parent-style-name="standard">
      <style:graphic-properties draw:stroke="dash" draw:stroke-dash="Dash_20_2" svg:stroke-width="0.053cm" svg:stroke-color="#5f5f5f" draw:stroke-linejoin="miter" draw:fill="none" draw:fill-color="#ffffff" draw:textarea-horizontal-align="left" draw:textarea-vertical-align="middle" draw:auto-grow-height="true" fo:padding-top="0.13cm" fo:padding-bottom="0.13cm" fo:padding-left="0.25cm" fo:padding-right="0.25cm" fo:wrap-option="wrap" draw:shadow-color="#808080"/>
    </style:style>
    <style:style style:name="gr14" style:family="graphic" style:parent-style-name="standard">
      <style:graphic-properties draw:stroke="solid" svg:stroke-width="0.106cm" svg:stroke-color="#000000" draw:stroke-linejoin="miter" draw:fill="none" draw:fill-color="#ffffff" draw:textarea-horizontal-align="left" draw:textarea-vertical-align="middle" draw:auto-grow-height="true" fo:padding-top="0.13cm" fo:padding-bottom="0.13cm" fo:padding-left="0.25cm" fo:padding-right="0.25cm" fo:wrap-option="no-wrap" draw:shadow-color="#808080"/>
    </style:style>
    <style:style style:name="gr15" style:family="graphic" style:parent-style-name="standard" style:list-style-name="L2">
      <style:graphic-properties draw:stroke="solid" svg:stroke-width="0.026cm" svg:stroke-color="#5f5f5f" draw:stroke-linejoin="miter" draw:fill="solid" draw:fill-color="#ffffff" draw:textarea-horizontal-align="justify" draw:textarea-vertical-align="middle" draw:auto-grow-height="true" fo:min-height="0.593cm" fo:min-width="4.151cm" fo:padding-top="0.13cm" fo:padding-bottom="0.13cm" fo:padding-left="0.25cm" fo:padding-right="0.25cm" fo:wrap-option="no-wrap" draw:shadow-color="#808080"/>
    </style:style>
    <style:style style:name="gr16" style:family="graphic" style:parent-style-name="standard" style:list-style-name="L2">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color="#808080"/>
    </style:style>
    <style:style style:name="gr17" style:family="graphic" style:parent-style-name="standard" style:list-style-name="L2">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color="#808080"/>
    </style:style>
    <style:style style:name="gr18" style:family="graphic" style:parent-style-name="standard" style:list-style-name="L2">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color="#808080"/>
    </style:style>
    <style:style style:name="gr19" style:family="graphic" style:parent-style-name="standard" style:list-style-name="L2">
      <style:graphic-properties draw:stroke="solid" svg:stroke-width="0.026cm" svg:stroke-color="#5f5f5f" draw:stroke-linejoin="miter" draw:fill="solid" draw:fill-color="#ffffff" draw:textarea-horizontal-align="justify" draw:textarea-vertical-align="middle" draw:auto-grow-height="true" fo:min-height="0.593cm" fo:min-width="4.151cm" fo:padding-top="0.13cm" fo:padding-bottom="0.13cm" fo:padding-left="0.25cm" fo:padding-right="0.25cm" fo:wrap-option="no-wrap" draw:shadow-color="#808080"/>
    </style:style>
    <style:style style:name="gr20" style:family="graphic" style:parent-style-name="standard" style:list-style-name="L2">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color="#808080"/>
    </style:style>
    <style:style style:name="gr21"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color="#808080"/>
    </style:style>
    <style:style style:name="gr22"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color="#808080"/>
    </style:style>
    <style:style style:name="gr23" style:family="graphic" style:parent-style-name="standard">
      <style:graphic-properties draw:stroke="solid" svg:stroke-width="0.025cm" svg:stroke-color="#000000" draw:marker-start-width="0.12cm" draw:marker-end-width="0.12cm" draw:stroke-linejoin="miter" draw:fill="none" draw:fill-color="#ffffff" draw:textarea-horizontal-align="left" draw:textarea-vertical-align="middle" draw:auto-grow-height="false" fo:padding-top="0.104cm" fo:padding-bottom="0.104cm" fo:padding-left="0.224cm" fo:padding-right="0.224cm" fo:wrap-option="no-wrap" draw:shadow="hidden" draw:shadow-color="#808080"/>
    </style:style>
    <style:style style:name="gr24" style:family="graphic" style:parent-style-name="standard">
      <style:graphic-properties draw:stroke="solid" svg:stroke-width="0.025cm" svg:stroke-color="#000000" draw:marker-start-width="0.119cm" draw:marker-end-width="0.119cm" draw:stroke-linejoin="miter" draw:fill="none" draw:fill-color="#ffffff" draw:textarea-horizontal-align="left" draw:textarea-vertical-align="middle" draw:auto-grow-height="false" fo:padding-top="0.103cm" fo:padding-bottom="0.103cm" fo:padding-left="0.223cm" fo:padding-right="0.223cm" fo:wrap-option="no-wrap" draw:shadow="hidden" draw:shadow-color="#808080"/>
    </style:style>
    <style:style style:name="gr25" style:family="graphic" style:parent-style-name="standard">
      <style:graphic-properties draw:stroke="solid" svg:stroke-width="0.026cm" svg:stroke-color="#819fff" draw:stroke-linejoin="miter" draw:fill="gradient" draw:fill-color="#0066cc" draw:fill-gradient-name="Gradient_20_8" draw:textarea-horizontal-align="left" draw:textarea-vertical-align="middle" draw:auto-grow-height="false" fo:padding-top="0.101cm" fo:padding-bottom="0.101cm" fo:padding-left="0.202cm" fo:padding-right="0.202cm" fo:wrap-option="no-wrap" draw:shadow-color="#808080"/>
    </style:style>
    <style:style style:name="gr26"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27"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28" style:family="graphic" style:parent-style-name="standard">
      <style:graphic-properties draw:stroke="solid" svg:stroke-width="0.026cm" svg:stroke-color="#ffffff" draw:stroke-linejoin="miter" draw:fill="solid" draw:fill-color="#ffffff" draw:textarea-horizontal-align="center" draw:textarea-vertical-align="top" draw:auto-grow-height="false" draw:fit-to-size="false" fo:padding-top="0.03cm" fo:padding-bottom="0.03cm" fo:padding-left="0.15cm" fo:padding-right="0.15cm" fo:wrap-option="wrap" draw:shadow-color="#868686"/>
    </style:style>
    <style:style style:name="gr29" style:family="graphic" style:parent-style-name="standard" style:list-style-name="L2">
      <style:graphic-properties draw:stroke="none" draw:fill="none" draw:fill-color="#fcea04" draw:textarea-horizontal-align="justify" draw:textarea-vertical-align="top" draw:auto-grow-height="true" fo:min-height="1.921cm" fo:padding-top="0.13cm" fo:padding-bottom="0.13cm" fo:padding-left="0.25cm" fo:padding-right="0.25cm" fo:wrap-option="wrap" draw:shadow-color="#808080"/>
    </style:style>
    <style:style style:name="gr30" style:family="graphic" style:parent-style-name="standard" style:list-style-name="L2">
      <style:graphic-properties draw:stroke="solid" svg:stroke-width="0.026cm" svg:stroke-color="#5f5f5f" draw:stroke-linejoin="miter" draw:fill="solid" draw:fill-color="#ffffff" draw:textarea-horizontal-align="justify" draw:textarea-vertical-align="middle" draw:auto-grow-height="true" fo:min-height="0.593cm" fo:min-width="4.151cm" fo:padding-top="0.13cm" fo:padding-bottom="0.13cm" fo:padding-left="0.25cm" fo:padding-right="0.25cm" fo:wrap-option="no-wrap"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margin-top="0.396cm" fo:margin-bottom="0cm" fo:line-height="100%" fo:text-align="center" fo:text-indent="0cm"/>
    </style:style>
    <style:style style:name="P3" style:family="paragraph">
      <style:text-properties fo:font-weight="bold" style:font-weight-asian="bold" style:font-weight-complex="bold"/>
    </style:style>
    <style:style style:name="P4" style:family="paragraph">
      <style:paragraph-properties fo:text-align="center" style:writing-mode="lr-tb"/>
    </style:style>
    <style:style style:name="P5" style:family="paragraph">
      <style:paragraph-properties fo:margin-left="0cm" fo:margin-right="0cm" fo:margin-top="0.396cm" fo:margin-bottom="0cm" fo:line-height="100%" fo:text-align="center" fo:text-indent="0cm" style:writing-mode="lr-tb" style:font-independent-line-spacing="true"/>
    </style:style>
    <style:style style:name="P6" style:family="paragraph">
      <style:paragraph-properties style:writing-mode="lr-tb" style:font-independent-line-spacing="true"/>
    </style:style>
    <style:style style:name="P7" style:family="paragraph">
      <style:paragraph-properties style:writing-mode="lr-tb"/>
    </style:style>
    <style:style style:name="P8" style:family="paragraph">
      <style:paragraph-properties style:writing-mode="lr-tb" style:font-independent-line-spacing="true"/>
      <style:text-properties fo:font-family="'Arial Black'" style:font-family-generic="roman" fo:letter-spacing="0.001cm" fo:font-style="normal" fo:font-weight="normal" style:font-family-asian="'Arial Black'" style:font-family-generic-asian="roman" style:font-family-complex="'Arial Black'" style:font-family-generic-complex="roman"/>
    </style:style>
    <style:style style:name="P9" style:family="paragraph">
      <style:paragraph-properties fo:margin-left="0cm" fo:margin-right="0cm" fo:line-height="100%" fo:text-indent="0cm" style:punctuation-wrap="simple" style:line-break="normal"/>
    </style:style>
    <style:style style:name="P10" style:family="paragraph">
      <style:paragraph-properties fo:margin-left="0cm" fo:margin-right="0cm" fo:line-height="100%" fo:text-indent="0cm" style:punctuation-wrap="simple" style:line-break="normal" style:writing-mode="lr-tb" style:font-independent-line-spacing="true"/>
    </style:style>
    <style:style style:name="P11" style:family="paragraph">
      <style:paragraph-properties fo:margin-left="0cm" fo:margin-right="0cm" fo:line-height="100%" fo:text-align="center" fo:text-indent="0cm" style:punctuation-wrap="simple" style:line-break="normal"/>
    </style:style>
    <style:style style:name="P12" style:family="paragraph">
      <style:paragraph-properties fo:margin-left="0cm" fo:margin-right="0cm" fo:line-height="100%" fo:text-align="center" fo:text-indent="0cm" style:punctuation-wrap="simple" style:line-break="normal" style:writing-mode="lr-tb" style:font-independent-line-spacing="true"/>
    </style:style>
    <style:style style:name="P13" style:family="paragraph">
      <style:paragraph-properties fo:margin-left="0cm" fo:margin-right="0cm" fo:line-height="90%" fo:text-align="center" fo:text-indent="0cm" style:punctuation-wrap="simple" style:line-break="normal"/>
    </style:style>
    <style:style style:name="P14" style:family="paragraph">
      <style:paragraph-properties style:writing-mode="lr-tb" style:font-independent-line-spacing="true"/>
      <style:text-properties fo:font-family="Tahoma" style:font-family-generic="roman" fo:font-size="14pt" fo:letter-spacing="0.001cm" fo:font-style="normal" fo:font-weight="normal" style:font-family-asian="Tahoma" style:font-family-generic-asian="roman" style:font-family-complex="Tahoma" style:font-family-generic-complex="roman"/>
    </style:style>
    <style:style style:name="T1" style:family="text">
      <style:text-properties fo:font-family="Tahoma" style:font-family-generic="swiss" style:font-pitch="variable" fo:language="en" fo:country="US" fo:font-weight="bold" style:font-weight-asian="bold" style:font-weight-complex="bold"/>
    </style:style>
    <style:style style:name="T2" style:family="text">
      <style:text-properties fo:font-family="'Arial Black'" style:font-family-generic="roman" fo:letter-spacing="0.001cm" fo:font-style="normal" fo:font-weight="normal" style:font-family-asian="'Arial Black'" style:font-family-generic-asian="roman" style:font-family-complex="'Arial Black'" style:font-family-generic-complex="roman"/>
    </style:style>
    <style:style style:name="T3" style:family="text">
      <style:text-properties fo:font-family="'Courier New'" style:font-family-generic="modern" style:font-pitch="fixed" fo:font-size="14pt" fo:language="it" fo:country="IT" fo:font-weight="bold" style:font-size-asian="14pt" style:font-weight-asian="bold" style:font-size-complex="14pt" style:font-weight-complex="bold"/>
    </style:style>
    <style:style style:name="T4" style:family="text">
      <style:text-properties fo:font-family="Tahoma" style:font-family-generic="swiss" style:font-pitch="variable" fo:font-size="20pt" fo:language="it" fo:country="IT" style:font-size-asian="20pt" style:font-size-complex="20pt"/>
    </style:style>
    <style:style style:name="T5" style:family="text">
      <style:text-properties fo:font-family="Tahoma" style:font-family-generic="roman" fo:font-size="14pt" fo:letter-spacing="0.001cm" fo:font-style="normal" fo:font-weight="normal" style:font-family-asian="Tahoma" style:font-family-generic-asian="roman" style:font-family-complex="Tahoma" style:font-family-generic-complex="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text-style-name="P1" draw:layer="layout" svg:width="6cm" svg:height="2.136cm" svg:x="11.85cm" svg:y="1.364cm">
          <draw:image xlink:href="Pictures/1000000000000286000001B3DC77AFF4.jpg" xlink:type="simple" xlink:show="embed" xlink:actuate="onLoad">
            <text:p/>
          </draw:image>
        </draw:frame>
        <draw:frame draw:style-name="gr2" draw:text-style-name="P3" draw:layer="layout" svg:width="4.24cm" svg:height="0.988cm" svg:x="20.889cm" svg:y="12.024cm">
          <draw:text-box>
            <text:p text:style-name="P2"><text:span text:style-name="T1">dhcp relay</text:span></text:p>
          </draw:text-box>
        </draw:frame>
        <draw:frame draw:style-name="gr2" draw:layer="layout" svg:width="4.646cm" svg:height="0.988cm" svg:x="8.323cm" svg:y="3.306cm">
          <draw:text-box>
            <text:p text:style-name="P2"><text:span text:style-name="T1">zserale.edu</text:span></text:p>
          </draw:text-box>
        </draw:frame>
        <draw:frame draw:style-name="gr2" draw:layer="layout" svg:width="2.441cm" svg:height="0.962cm" svg:x="15.2cm" svg:y="3.838cm">
          <draw:text-box>
            <text:p>tun/tap</text:p>
          </draw:text-box>
        </draw:frame>
        <draw:g>
          <draw:frame draw:style-name="gr3" draw:text-style-name="P4" draw:layer="layout" svg:width="3.607cm" svg:height="2.213cm" svg:x="17.3cm" svg:y="16.158cm">
            <draw:image xlink:href="Pictures/200001A10000CE4B00007ED0970FC9AF.wmf" xlink:type="simple" xlink:show="embed" xlink:actuate="onLoad">
              <text:p/>
            </draw:image>
          </draw:frame>
          <draw:custom-shape draw:style-name="gr4" draw:text-style-name="P5" draw:layer="layout" svg:width="3.607cm" svg:height="1.023cm" svg:x="17.3cm" svg:y="18.226cm">
            <text:list text:style-name="L2">
              <text:list-header>
                <text:p text:style-name="P2"><text:span text:style-name="T1">pc2</text:span></text:p>
              </text:list-header>
            </text:list>
            <draw:enhanced-geometry svg:viewBox="0 0 21600 21600" draw:type="mso-spt202" draw:enhanced-path="M 0 0 L 21600 0 21600 21600 0 21600 0 0 Z N"/>
          </draw:custom-shape>
        </draw:g>
        <draw:g>
          <draw:frame draw:style-name="gr3" draw:text-style-name="P4" draw:layer="layout" svg:width="3.607cm" svg:height="2.213cm" svg:x="4.293cm" svg:y="16.158cm">
            <draw:image xlink:href="Pictures/200001A10000CE4B00007ED0970FC9AF.wmf" xlink:type="simple" xlink:show="embed" xlink:actuate="onLoad">
              <text:p/>
            </draw:image>
          </draw:frame>
          <draw:custom-shape draw:style-name="gr5" draw:text-style-name="P5" draw:layer="layout" svg:width="3.607cm" svg:height="1.023cm" svg:x="4.293cm" svg:y="18.226cm">
            <text:list text:style-name="L2">
              <text:list-header>
                <text:p text:style-name="P2"><text:span text:style-name="T1">pc1</text:span></text:p>
              </text:list-header>
            </text:list>
            <draw:enhanced-geometry svg:viewBox="0 0 21600 21600" draw:type="mso-spt202" draw:enhanced-path="M 0 0 L 21600 0 21600 21600 0 21600 0 0 Z N"/>
          </draw:custom-shape>
        </draw:g>
        <draw:g>
          <draw:frame draw:style-name="gr3" draw:text-style-name="P4" draw:layer="layout" svg:width="3.607cm" svg:height="2.213cm" svg:x="22.693cm" svg:y="5.555cm">
            <draw:image xlink:href="Pictures/200001A10000CE4B00007ED0970FC9AF.wmf" xlink:type="simple" xlink:show="embed" xlink:actuate="onLoad">
              <text:p/>
            </draw:image>
          </draw:frame>
          <draw:custom-shape draw:style-name="gr6" draw:text-style-name="P5" draw:layer="layout" svg:width="3.607cm" svg:height="1.023cm" svg:x="22.693cm" svg:y="7.623cm">
            <text:list text:style-name="L2">
              <text:list-header>
                <text:p text:style-name="P2"><text:span text:style-name="T1">pc3</text:span></text:p>
              </text:list-header>
            </text:list>
            <draw:enhanced-geometry svg:viewBox="0 0 21600 21600" draw:type="mso-spt202" draw:enhanced-path="M 0 0 L 21600 0 21600 21600 0 21600 0 0 Z N"/>
          </draw:custom-shape>
        </draw:g>
        <draw:custom-shape draw:style-name="gr7" draw:text-style-name="P5" draw:layer="layout" svg:width="3.012cm" svg:height="1.785cm" svg:x="9.14cm" svg:y="7.421cm">
          <text:list text:style-name="L2">
            <text:list-header>
              <text:p text:style-name="P2"><text:span text:style-name="T1">name server</text:span></text:p>
            </text:list-header>
          </text:list>
          <draw:enhanced-geometry svg:viewBox="0 0 21600 21600" draw:type="mso-spt202" draw:enhanced-path="M 0 0 L 21600 0 21600 21600 0 21600 0 0 Z N"/>
        </draw:custom-shape>
        <draw:custom-shape draw:style-name="gr8" draw:text-style-name="P6" draw:layer="layout" svg:width="2.725cm" svg:height="2.523cm" svg:x="9.286cm" svg:y="4.995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mainfrm" draw:style-name="gr9" draw:text-style-name="P6" draw:layer="layout" svg:width="2.337cm" svg:height="2.135cm" svg:x="9.286cm" svg:y="5.383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10" draw:text-style-name="P8" draw:layer="layout" svg:width="1.398cm" svg:height="0.776cm" svg:x="9.754cm" svg:y="5.574cm">
          <text:list text:style-name="L3">
            <text:list-header>
              <text:p text:style-name="P7"><text:span text:style-name="T2">NS</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1" draw:text-style-name="P5" draw:layer="layout" svg:width="3.011cm" svg:height="1.785cm" svg:x="5.4cm" svg:y="7.421cm">
            <text:p text:style-name="P2"><text:span text:style-name="T1">dhcp server</text:span></text:p>
            <draw:enhanced-geometry svg:viewBox="0 0 21600 21600" draw:type="mso-spt202" draw:enhanced-path="M 0 0 L 21600 0 21600 21600 0 21600 0 0 Z N"/>
          </draw:custom-shape>
          <draw:g>
            <draw:custom-shape draw:style-name="gr8" draw:text-style-name="P6" draw:layer="layout" svg:width="2.725cm" svg:height="2.523cm" svg:x="5.544cm" svg:y="4.995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mainfrm" draw:style-name="gr9" draw:text-style-name="P6" draw:layer="layout" svg:width="2.337cm" svg:height="2.135cm" svg:x="5.544cm" svg:y="5.383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12" draw:text-style-name="P5" draw:layer="layout" svg:width="3.011cm" svg:height="2.181cm" svg:x="18.3cm" svg:y="7.223cm">
            <text:p text:style-name="P2"><text:span text:style-name="T1">http server</text:span></text:p>
            <draw:enhanced-geometry svg:viewBox="0 0 21600 21600" draw:type="mso-spt202" draw:enhanced-path="M 0 0 L 21600 0 21600 21600 0 21600 0 0 Z N"/>
          </draw:custom-shape>
          <draw:g>
            <draw:custom-shape draw:style-name="gr8" draw:text-style-name="P6" draw:layer="layout" svg:width="2.725cm" svg:height="2.523cm" svg:x="18.444cm" svg:y="4.797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mainfrm" draw:style-name="gr9" draw:text-style-name="P6" draw:layer="layout" svg:width="2.337cm" svg:height="2.135cm" svg:x="18.444cm" svg:y="5.185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line draw:style-name="gr13" draw:text-style-name="P4" draw:layer="layout" svg:x1="4.7cm" svg:y1="14.7cm" svg:x2="3.4cm" svg:y2="13.9cm">
          <text:p/>
        </draw:line>
        <draw:line draw:style-name="gr14" draw:text-style-name="P4" draw:layer="layout" svg:x1="20.84cm" svg:y1="15.05cm" svg:x2="17.5cm" svg:y2="15.05cm">
          <text:p/>
        </draw:line>
        <draw:custom-shape draw:style-name="gr15" draw:text-style-name="P10" draw:layer="layout" svg:width="4.651cm" svg:height="0.853cm" svg:x="1.2cm" svg:y="13cm">
          <text:list text:style-name="L2">
            <text:list-header>
              <text:p text:style-name="P9"><text:span text:style-name="T3">192.168.1.0/24</text:span></text:p>
            </text:list-header>
          </text:list>
          <draw:enhanced-geometry svg:viewBox="0 0 21600 21600" draw:type="mso-spt202" draw:enhanced-path="M 0 0 L 21600 0 21600 21600 0 21600 0 0 Z N"/>
        </draw:custom-shape>
        <draw:line draw:style-name="gr14" draw:text-style-name="P4" draw:layer="layout" svg:x1="13.7cm" svg:y1="15.1cm" svg:x2="5.4cm" svg:y2="15cm">
          <text:p/>
        </draw:line>
        <draw:custom-shape draw:style-name="gr16" draw:text-style-name="P12" draw:layer="layout" svg:width="0.847cm" svg:height="0.846cm" svg:x="20.791cm" svg:y="14.654cm">
          <text:list text:style-name="L2">
            <text:list-header>
              <text:p text:style-name="P11"><text:span text:style-name="T4">C</text:span></text:p>
            </text:list-header>
          </text:list>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3" draw:text-style-name="P4" draw:layer="layout" svg:x1="25.51cm" svg:y1="15.1cm" svg:x2="21.7cm" svg:y2="15.1cm">
          <text:p/>
        </draw:line>
        <draw:custom-shape draw:style-name="gr17" draw:text-style-name="P12" draw:layer="layout" svg:width="0.847cm" svg:height="0.846cm" svg:x="4.491cm" svg:y="14.6cm">
          <text:list text:style-name="L2">
            <text:list-header>
              <text:p text:style-name="P11"><text:span text:style-name="T4">B</text:span></text:p>
            </text:list-header>
          </text:list>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847cm" svg:height="0.846cm" svg:x="20.79cm" svg:y="14.615cm">
          <text:list text:style-name="L2">
            <text:list-header>
              <text:p text:style-name="P11"><text:span text:style-name="T4">C</text:span></text:p>
            </text:list-header>
          </text:list>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3" draw:text-style-name="P4" draw:layer="layout" svg:x1="25.509cm" svg:y1="15.061cm" svg:x2="21.699cm" svg:y2="15.061cm">
          <text:p/>
        </draw:line>
        <draw:line draw:style-name="gr14" draw:text-style-name="P4" draw:layer="layout" svg:x1="26.6cm" svg:y1="10.5cm" svg:x2="5.8cm" svg:y2="10.5cm">
          <text:p/>
        </draw:line>
        <draw:custom-shape draw:style-name="gr19" draw:text-style-name="P10" draw:layer="layout" svg:width="4.651cm" svg:height="0.853cm" svg:x="0.982cm" svg:y="8.156cm">
          <text:list text:style-name="L2">
            <text:list-header>
              <text:p text:style-name="P9"><text:span text:style-name="T3">10.10.10.0/24</text:span></text:p>
            </text:list-header>
          </text:list>
          <draw:enhanced-geometry svg:viewBox="0 0 21600 21600" draw:type="mso-spt202" draw:enhanced-path="M 0 0 L 21600 0 21600 21600 0 21600 0 0 Z N"/>
        </draw:custom-shape>
        <draw:line draw:style-name="gr13" draw:text-style-name="P4" draw:layer="layout" svg:x1="4.8cm" svg:y1="10.2cm" svg:x2="2.5cm" svg:y2="9cm">
          <text:p/>
        </draw:line>
        <draw:custom-shape draw:style-name="gr20" draw:text-style-name="P12" draw:layer="layout" svg:width="0.847cm" svg:height="0.846cm" svg:x="4.844cm" svg:y="10.154cm">
          <text:list text:style-name="L2">
            <text:list-header>
              <text:p text:style-name="P11"><text:span text:style-name="T4">A</text:span></text:p>
            </text:list-header>
          </text:list>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21" draw:text-style-name="P6" draw:layer="layout" svg:width="1.27cm" svg:height="0.546cm" svg:x="11.8cm" svg:y="13.454cm">
            <text:list text:style-name="L2">
              <text:list-header>
                <text:p text:style-name="P13"><text:span text:style-name="T3">eth1</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1.8cm" svg:y="12.943cm">
            <text:list text:style-name="L2">
              <text:list-header>
                <text:p text:style-name="P13"><text:span text:style-name="T3">1</text:span></text:p>
              </text:list-header>
            </text:list>
            <draw:enhanced-geometry svg:viewBox="0 0 21600 21600" draw:type="rectangle" draw:enhanced-path="M 0 0 L 21600 0 21600 21600 0 21600 0 0 Z N"/>
          </draw:custom-shape>
        </draw:g>
        <draw:g>
          <draw:custom-shape draw:style-name="gr21" draw:text-style-name="P6" draw:layer="layout" svg:width="1.27cm" svg:height="0.546cm" svg:x="11.8cm" svg:y="11.712cm">
            <text:list text:style-name="L2">
              <text:list-header>
                <text:p text:style-name="P13"><text:span text:style-name="T3">eth0</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1.8cm" svg:y="11.201cm">
            <text:list text:style-name="L2">
              <text:list-header>
                <text:p text:style-name="P13"><text:span text:style-name="T3">10</text:span></text:p>
              </text:list-header>
            </text:list>
            <draw:enhanced-geometry svg:viewBox="0 0 21600 21600" draw:type="rectangle" draw:enhanced-path="M 0 0 L 21600 0 21600 21600 0 21600 0 0 Z N"/>
          </draw:custom-shape>
        </draw:g>
        <draw:g>
          <draw:custom-shape draw:style-name="gr21" draw:text-style-name="P6" draw:layer="layout" svg:width="1.27cm" svg:height="0.546cm" svg:x="16.578cm" svg:y="13.454cm">
            <text:list text:style-name="L2">
              <text:list-header>
                <text:p text:style-name="P13"><text:span text:style-name="T3">eth1</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6.578cm" svg:y="12.943cm">
            <text:list text:style-name="L2">
              <text:list-header>
                <text:p text:style-name="P13"><text:span text:style-name="T3">1</text:span></text:p>
              </text:list-header>
            </text:list>
            <draw:enhanced-geometry svg:viewBox="0 0 21600 21600" draw:type="rectangle" draw:enhanced-path="M 0 0 L 21600 0 21600 21600 0 21600 0 0 Z N"/>
          </draw:custom-shape>
        </draw:g>
        <draw:g>
          <draw:custom-shape draw:style-name="gr21" draw:text-style-name="P6" draw:layer="layout" svg:width="1.27cm" svg:height="0.546cm" svg:x="16.578cm" svg:y="11.712cm">
            <text:list text:style-name="L2">
              <text:list-header>
                <text:p text:style-name="P13"><text:span text:style-name="T3">eth0</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6.578cm" svg:y="11.201cm">
            <text:list text:style-name="L2">
              <text:list-header>
                <text:p text:style-name="P13"><text:span text:style-name="T3">20</text:span></text:p>
              </text:list-header>
            </text:list>
            <draw:enhanced-geometry svg:viewBox="0 0 21600 21600" draw:type="rectangle" draw:enhanced-path="M 0 0 L 21600 0 21600 21600 0 21600 0 0 Z N"/>
          </draw:custom-shape>
        </draw:g>
        <draw:line draw:style-name="gr23" draw:text-style-name="P1" draw:layer="layout" svg:x1="6.905cm" svg:y1="10.4cm" svg:x2="6.905cm" svg:y2="7.5cm">
          <text:p/>
        </draw:line>
        <draw:line draw:style-name="gr24" draw:text-style-name="P1" draw:layer="layout" svg:x1="10.683cm" svg:y1="10.5cm" svg:x2="10.609cm" svg:y2="7.6cm">
          <text:p/>
        </draw:line>
        <draw:line draw:style-name="gr24" draw:text-style-name="P1" draw:layer="layout" svg:x1="19.855cm" svg:y1="10.4cm" svg:x2="19.755cm" svg:y2="7.3cm">
          <text:p/>
        </draw:line>
        <draw:line draw:style-name="gr24" draw:text-style-name="P1" draw:layer="layout" svg:x1="24.496cm" svg:y1="10.4cm" svg:x2="24.496cm" svg:y2="7.7cm">
          <text:p/>
        </draw:line>
        <draw:line draw:style-name="gr24" draw:text-style-name="P1" draw:layer="layout" svg:x1="10.359cm" svg:y1="15cm" svg:x2="10.359cm" svg:y2="10.5cm">
          <text:p/>
        </draw:line>
        <draw:line draw:style-name="gr24" draw:text-style-name="P1" draw:layer="layout" svg:x1="19.4cm" svg:y1="15.1cm" svg:x2="19.309cm" svg:y2="10.5cm">
          <text:p/>
        </draw:line>
        <draw:line draw:style-name="gr24" draw:text-style-name="P1" draw:layer="layout" svg:x1="6.096cm" svg:y1="16.2cm" svg:x2="6.096cm" svg:y2="15cm">
          <text:p/>
        </draw:line>
        <draw:line draw:style-name="gr24" draw:text-style-name="P1" draw:layer="layout" svg:x1="12.194cm" svg:y1="15.5cm" svg:x2="12.194cm" svg:y2="15cm">
          <text:p/>
        </draw:line>
        <draw:line draw:style-name="gr24" draw:text-style-name="P1" draw:layer="layout" svg:x1="19.103cm" svg:y1="16.1cm" svg:x2="19.103cm" svg:y2="15.1cm">
          <text:p/>
        </draw:line>
        <draw:g>
          <draw:custom-shape draw:style-name="gr21" draw:text-style-name="P6" draw:layer="layout" svg:width="1.27cm" svg:height="0.546cm" svg:x="16.3cm" svg:y="8.654cm">
            <text:list text:style-name="L2">
              <text:list-header>
                <text:p text:style-name="P13"><text:span text:style-name="T3">eth1</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6.3cm" svg:y="8.143cm">
            <text:list text:style-name="L2">
              <text:list-header>
                <text:p text:style-name="P13"><text:span text:style-name="T3">1</text:span></text:p>
              </text:list-header>
            </text:list>
            <draw:enhanced-geometry svg:viewBox="0 0 21600 21600" draw:type="rectangle" draw:enhanced-path="M 0 0 L 21600 0 21600 21600 0 21600 0 0 Z N"/>
          </draw:custom-shape>
        </draw:g>
        <draw:g>
          <draw:custom-shape draw:style-name="gr21" draw:text-style-name="P6" draw:layer="layout" svg:width="1.27cm" svg:height="0.546cm" svg:x="16.3cm" svg:y="6.912cm">
            <text:list text:style-name="L2">
              <text:list-header>
                <text:p text:style-name="P13"><text:span text:style-name="T3">eth0</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6.3cm" svg:y="6.401cm">
            <text:list text:style-name="L2">
              <text:list-header>
                <text:p text:style-name="P13"><text:span text:style-name="T3">1</text:span></text:p>
              </text:list-header>
            </text:list>
            <draw:enhanced-geometry svg:viewBox="0 0 21600 21600" draw:type="rectangle" draw:enhanced-path="M 0 0 L 21600 0 21600 21600 0 21600 0 0 Z N"/>
          </draw:custom-shape>
        </draw:g>
        <draw:line draw:style-name="gr24" draw:text-style-name="P1" draw:layer="layout" svg:x1="14.9cm" svg:y1="10.4cm" svg:x2="14.8cm" svg:y2="3.5cm">
          <text:p/>
        </draw:line>
        <draw:g>
          <draw:g>
            <draw:custom-shape draw:style-name="gr25" draw:text-style-name="P6" draw:layer="layout" svg:width="2.518cm" svg:height="1.384cm" svg:x="13.591cm" svg:y="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6" draw:text-style-name="P6" draw:layer="layout" svg:width="0.745cm" svg:height="0.227cm" svg:x="14.865cm" svg:y="7.198cm">
                  <text:p/>
                  <draw:enhanced-geometry svg:viewBox="0 0 393 125" draw:type="non-primitive" draw:enhanced-path="M 0 97 L 87 125 298 42 393 70 342 0 94 0 196 21 0 97 Z N"/>
                </draw:custom-shape>
                <draw:custom-shape draw:style-name="gr26" draw:text-style-name="P6" draw:layer="layout" svg:width="0.745cm" svg:height="0.227cm" svg:x="14.865cm" svg:y="7.198cm">
                  <text:p/>
                  <draw:enhanced-geometry svg:viewBox="0 0 393 125" draw:type="non-primitive" draw:enhanced-path="M 0 97 L 87 125 298 42 393 70 342 0 94 0 196 21 0 97 Z N"/>
                </draw:custom-shape>
                <draw:custom-shape draw:style-name="gr26" draw:text-style-name="P6" draw:layer="layout" svg:width="0.745cm" svg:height="0.24cm" svg:x="14.052cm" svg:y="7.464cm">
                  <text:p/>
                  <draw:enhanced-geometry svg:viewBox="0 0 393 132" draw:type="non-primitive" draw:enhanced-path="M 393 28 L 305 0 102 83 0 55 51 132 305 132 196 104 393 28 Z N"/>
                </draw:custom-shape>
                <draw:custom-shape draw:style-name="gr26" draw:text-style-name="P6" draw:layer="layout" svg:width="0.745cm" svg:height="0.24cm" svg:x="14.052cm" svg:y="7.464cm">
                  <text:p/>
                  <draw:enhanced-geometry svg:viewBox="0 0 393 132" draw:type="non-primitive" draw:enhanced-path="M 393 28 L 305 0 102 83 0 55 51 132 305 132 196 104 393 28 Z N"/>
                </draw:custom-shape>
                <draw:custom-shape draw:style-name="gr26" draw:text-style-name="P6" draw:layer="layout" svg:width="0.743cm" svg:height="0.227cm" svg:x="14.093cm" svg:y="7.186cm">
                  <text:p/>
                  <draw:enhanced-geometry svg:viewBox="0 0 392 125" draw:type="non-primitive" draw:enhanced-path="M 0 28 L 87 0 298 77 392 56 341 125 94 125 196 104 0 28 Z N"/>
                </draw:custom-shape>
                <draw:custom-shape draw:style-name="gr26" draw:text-style-name="P6" draw:layer="layout" svg:width="0.743cm" svg:height="0.227cm" svg:x="14.093cm" svg:y="7.186cm">
                  <text:p/>
                  <draw:enhanced-geometry svg:viewBox="0 0 392 125" draw:type="non-primitive" draw:enhanced-path="M 0 28 L 87 0 298 77 392 56 341 125 94 125 196 104 0 28 Z N"/>
                </draw:custom-shape>
                <draw:custom-shape draw:style-name="gr26" draw:text-style-name="P6" draw:layer="layout" svg:width="0.745cm" svg:height="0.225cm" svg:x="14.837cm" svg:y="7.489cm">
                  <text:p/>
                  <draw:enhanced-geometry svg:viewBox="0 0 393 124" draw:type="non-primitive" draw:enhanced-path="M 393 97 L 306 124 102 41 0 69 51 0 306 0 197 21 393 97 Z N"/>
                </draw:custom-shape>
                <draw:custom-shape draw:style-name="gr26" draw:text-style-name="P6" draw:layer="layout" svg:width="0.745cm" svg:height="0.225cm" svg:x="14.837cm" svg:y="7.489cm">
                  <text:p/>
                  <draw:enhanced-geometry svg:viewBox="0 0 393 124" draw:type="non-primitive" draw:enhanced-path="M 393 97 L 306 124 102 41 0 69 51 0 306 0 197 21 393 97 Z N"/>
                </draw:custom-shape>
              </draw:g>
              <draw:g>
                <draw:custom-shape draw:style-name="gr27" draw:text-style-name="P6" draw:layer="layout" svg:width="0.745cm" svg:height="0.227cm" svg:x="14.878cm" svg:y="7.21cm">
                  <text:p/>
                  <draw:enhanced-geometry svg:viewBox="0 0 393 125" draw:type="non-primitive" draw:enhanced-path="M 0 97 L 87 125 298 42 393 70 342 0 95 0 197 21 0 97 Z N"/>
                </draw:custom-shape>
                <draw:custom-shape draw:style-name="gr27" draw:text-style-name="P6" draw:layer="layout" svg:width="0.745cm" svg:height="0.227cm" svg:x="14.878cm" svg:y="7.21cm">
                  <text:p/>
                  <draw:enhanced-geometry svg:viewBox="0 0 393 125" draw:type="non-primitive" draw:enhanced-path="M 0 97 L 87 125 298 42 393 70 342 0 95 0 197 21 0 97 Z N"/>
                </draw:custom-shape>
                <draw:custom-shape draw:style-name="gr27" draw:text-style-name="P6" draw:layer="layout" svg:width="0.745cm" svg:height="0.238cm" svg:x="14.065cm" svg:y="7.476cm">
                  <text:p/>
                  <draw:enhanced-geometry svg:viewBox="0 0 393 131" draw:type="non-primitive" draw:enhanced-path="M 393 28 L 306 0 102 83 0 55 51 131 306 131 196 104 393 28 Z N"/>
                </draw:custom-shape>
                <draw:custom-shape draw:style-name="gr27" draw:text-style-name="P6" draw:layer="layout" svg:width="0.745cm" svg:height="0.238cm" svg:x="14.065cm" svg:y="7.476cm">
                  <text:p/>
                  <draw:enhanced-geometry svg:viewBox="0 0 393 131" draw:type="non-primitive" draw:enhanced-path="M 393 28 L 306 0 102 83 0 55 51 131 306 131 196 104 393 28 Z N"/>
                </draw:custom-shape>
                <draw:custom-shape draw:style-name="gr27" draw:text-style-name="P6" draw:layer="layout" svg:width="0.745cm" svg:height="0.227cm" svg:x="14.106cm" svg:y="7.198cm">
                  <text:p/>
                  <draw:enhanced-geometry svg:viewBox="0 0 393 125" draw:type="non-primitive" draw:enhanced-path="M 0 28 L 87 0 298 77 393 56 342 125 94 125 196 104 0 28 Z N"/>
                </draw:custom-shape>
                <draw:custom-shape draw:style-name="gr27" draw:text-style-name="P6" draw:layer="layout" svg:width="0.745cm" svg:height="0.227cm" svg:x="14.106cm" svg:y="7.198cm">
                  <text:p/>
                  <draw:enhanced-geometry svg:viewBox="0 0 393 125" draw:type="non-primitive" draw:enhanced-path="M 0 28 L 87 0 298 77 393 56 342 125 94 125 196 104 0 28 Z N"/>
                </draw:custom-shape>
                <draw:custom-shape draw:style-name="gr27" draw:text-style-name="P6" draw:layer="layout" svg:width="0.742cm" svg:height="0.225cm" svg:x="14.851cm" svg:y="7.501cm">
                  <text:p/>
                  <draw:enhanced-geometry svg:viewBox="0 0 392 124" draw:type="non-primitive" draw:enhanced-path="M 392 97 L 305 124 101 41 0 69 51 0 305 0 196 20 392 97 Z N"/>
                </draw:custom-shape>
                <draw:custom-shape draw:style-name="gr27" draw:text-style-name="P6" draw:layer="layout" svg:width="0.742cm" svg:height="0.225cm" svg:x="14.851cm" svg:y="7.501cm">
                  <text:p/>
                  <draw:enhanced-geometry svg:viewBox="0 0 392 124" draw:type="non-primitive" draw:enhanced-path="M 392 97 L 305 124 101 41 0 69 51 0 305 0 196 20 392 97 Z N"/>
                </draw:custom-shape>
              </draw:g>
            </draw:g>
          </draw:g>
          <draw:custom-shape draw:style-name="gr28" draw:text-style-name="P14" draw:layer="layout" svg:width="2.264cm" svg:height="0.676cm" svg:x="13.717cm" svg:y="7.667cm">
            <text:list text:style-name="L3">
              <text:list-header>
                <text:p text:style-name="P7"><text:span text:style-name="T5">router 1</text:span></text:p>
              </text:list-header>
            </text:list>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custom-shape draw:style-name="gr28" draw:text-style-name="P14" draw:layer="layout" svg:width="2.264cm" svg:height="0.676cm" svg:x="13.704cm" svg:y="7.667cm">
            <text:list text:style-name="L3">
              <text:list-header>
                <text:p text:style-name="P7"><text:span text:style-name="T5">router 0</text:span></text:p>
              </text:list-header>
            </text:list>
            <draw:enhanced-geometry svg:viewBox="0 0 21600 21600" draw:mirror-vertical="false" draw:mirror-horizontal="false"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g>
          <draw:g>
            <draw:custom-shape draw:style-name="gr25" draw:text-style-name="P6" draw:layer="measurelines" svg:width="2.518cm" svg:height="1.384cm" svg:x="18.1cm" svg:y="11.8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6" draw:text-style-name="P6" draw:layer="measurelines" svg:width="0.745cm" svg:height="0.227cm" svg:x="19.374cm" svg:y="11.924cm">
                  <text:p/>
                  <draw:enhanced-geometry svg:viewBox="0 0 393 125" draw:type="non-primitive" draw:enhanced-path="M 0 97 L 87 125 298 42 393 70 342 0 94 0 196 21 0 97 Z N"/>
                </draw:custom-shape>
                <draw:custom-shape draw:style-name="gr26" draw:text-style-name="P6" draw:layer="measurelines" svg:width="0.745cm" svg:height="0.227cm" svg:x="19.374cm" svg:y="11.924cm">
                  <text:p/>
                  <draw:enhanced-geometry svg:viewBox="0 0 393 125" draw:type="non-primitive" draw:enhanced-path="M 0 97 L 87 125 298 42 393 70 342 0 94 0 196 21 0 97 Z N"/>
                </draw:custom-shape>
                <draw:custom-shape draw:style-name="gr26" draw:text-style-name="P6" draw:layer="measurelines" svg:width="0.745cm" svg:height="0.24cm" svg:x="18.561cm" svg:y="12.19cm">
                  <text:p/>
                  <draw:enhanced-geometry svg:viewBox="0 0 393 132" draw:type="non-primitive" draw:enhanced-path="M 393 28 L 305 0 102 83 0 55 51 132 305 132 196 104 393 28 Z N"/>
                </draw:custom-shape>
                <draw:custom-shape draw:style-name="gr26" draw:text-style-name="P6" draw:layer="measurelines" svg:width="0.745cm" svg:height="0.24cm" svg:x="18.561cm" svg:y="12.19cm">
                  <text:p/>
                  <draw:enhanced-geometry svg:viewBox="0 0 393 132" draw:type="non-primitive" draw:enhanced-path="M 393 28 L 305 0 102 83 0 55 51 132 305 132 196 104 393 28 Z N"/>
                </draw:custom-shape>
                <draw:custom-shape draw:style-name="gr26" draw:text-style-name="P6" draw:layer="measurelines" svg:width="0.743cm" svg:height="0.227cm" svg:x="18.602cm" svg:y="11.912cm">
                  <text:p/>
                  <draw:enhanced-geometry svg:viewBox="0 0 392 125" draw:type="non-primitive" draw:enhanced-path="M 0 28 L 87 0 298 77 392 56 341 125 94 125 196 104 0 28 Z N"/>
                </draw:custom-shape>
                <draw:custom-shape draw:style-name="gr26" draw:text-style-name="P6" draw:layer="measurelines" svg:width="0.743cm" svg:height="0.227cm" svg:x="18.602cm" svg:y="11.912cm">
                  <text:p/>
                  <draw:enhanced-geometry svg:viewBox="0 0 392 125" draw:type="non-primitive" draw:enhanced-path="M 0 28 L 87 0 298 77 392 56 341 125 94 125 196 104 0 28 Z N"/>
                </draw:custom-shape>
                <draw:custom-shape draw:style-name="gr26" draw:text-style-name="P6" draw:layer="measurelines" svg:width="0.745cm" svg:height="0.225cm" svg:x="19.346cm" svg:y="12.215cm">
                  <text:p/>
                  <draw:enhanced-geometry svg:viewBox="0 0 393 124" draw:type="non-primitive" draw:enhanced-path="M 393 97 L 306 124 102 41 0 69 51 0 306 0 197 21 393 97 Z N"/>
                </draw:custom-shape>
                <draw:custom-shape draw:style-name="gr26" draw:text-style-name="P6" draw:layer="measurelines" svg:width="0.745cm" svg:height="0.225cm" svg:x="19.346cm" svg:y="12.215cm">
                  <text:p/>
                  <draw:enhanced-geometry svg:viewBox="0 0 393 124" draw:type="non-primitive" draw:enhanced-path="M 393 97 L 306 124 102 41 0 69 51 0 306 0 197 21 393 97 Z N"/>
                </draw:custom-shape>
              </draw:g>
              <draw:g>
                <draw:custom-shape draw:style-name="gr27" draw:text-style-name="P6" draw:layer="measurelines" svg:width="0.745cm" svg:height="0.227cm" svg:x="19.387cm" svg:y="11.936cm">
                  <text:p/>
                  <draw:enhanced-geometry svg:viewBox="0 0 393 125" draw:type="non-primitive" draw:enhanced-path="M 0 97 L 87 125 298 42 393 70 342 0 95 0 197 21 0 97 Z N"/>
                </draw:custom-shape>
                <draw:custom-shape draw:style-name="gr27" draw:text-style-name="P6" draw:layer="measurelines" svg:width="0.745cm" svg:height="0.227cm" svg:x="19.387cm" svg:y="11.936cm">
                  <text:p/>
                  <draw:enhanced-geometry svg:viewBox="0 0 393 125" draw:type="non-primitive" draw:enhanced-path="M 0 97 L 87 125 298 42 393 70 342 0 95 0 197 21 0 97 Z N"/>
                </draw:custom-shape>
                <draw:custom-shape draw:style-name="gr27" draw:text-style-name="P6" draw:layer="measurelines" svg:width="0.745cm" svg:height="0.238cm" svg:x="18.574cm" svg:y="12.202cm">
                  <text:p/>
                  <draw:enhanced-geometry svg:viewBox="0 0 393 131" draw:type="non-primitive" draw:enhanced-path="M 393 28 L 306 0 102 83 0 55 51 131 306 131 196 104 393 28 Z N"/>
                </draw:custom-shape>
                <draw:custom-shape draw:style-name="gr27" draw:text-style-name="P6" draw:layer="measurelines" svg:width="0.745cm" svg:height="0.238cm" svg:x="18.574cm" svg:y="12.202cm">
                  <text:p/>
                  <draw:enhanced-geometry svg:viewBox="0 0 393 131" draw:type="non-primitive" draw:enhanced-path="M 393 28 L 306 0 102 83 0 55 51 131 306 131 196 104 393 28 Z N"/>
                </draw:custom-shape>
                <draw:custom-shape draw:style-name="gr27" draw:text-style-name="P6" draw:layer="measurelines" svg:width="0.745cm" svg:height="0.227cm" svg:x="18.615cm" svg:y="11.924cm">
                  <text:p/>
                  <draw:enhanced-geometry svg:viewBox="0 0 393 125" draw:type="non-primitive" draw:enhanced-path="M 0 28 L 87 0 298 77 393 56 342 125 94 125 196 104 0 28 Z N"/>
                </draw:custom-shape>
                <draw:custom-shape draw:style-name="gr27" draw:text-style-name="P6" draw:layer="measurelines" svg:width="0.745cm" svg:height="0.227cm" svg:x="18.615cm" svg:y="11.924cm">
                  <text:p/>
                  <draw:enhanced-geometry svg:viewBox="0 0 393 125" draw:type="non-primitive" draw:enhanced-path="M 0 28 L 87 0 298 77 393 56 342 125 94 125 196 104 0 28 Z N"/>
                </draw:custom-shape>
                <draw:custom-shape draw:style-name="gr27" draw:text-style-name="P6" draw:layer="measurelines" svg:width="0.742cm" svg:height="0.225cm" svg:x="19.36cm" svg:y="12.227cm">
                  <text:p/>
                  <draw:enhanced-geometry svg:viewBox="0 0 392 124" draw:type="non-primitive" draw:enhanced-path="M 392 97 L 305 124 101 41 0 69 51 0 305 0 196 20 392 97 Z N"/>
                </draw:custom-shape>
                <draw:custom-shape draw:style-name="gr27" draw:text-style-name="P6" draw:layer="measurelines" svg:width="0.742cm" svg:height="0.225cm" svg:x="19.36cm" svg:y="12.227cm">
                  <text:p/>
                  <draw:enhanced-geometry svg:viewBox="0 0 392 124" draw:type="non-primitive" draw:enhanced-path="M 392 97 L 305 124 101 41 0 69 51 0 305 0 196 20 392 97 Z N"/>
                </draw:custom-shape>
              </draw:g>
            </draw:g>
          </draw:g>
          <draw:custom-shape draw:style-name="gr28" draw:text-style-name="P14" draw:layer="measurelines" svg:width="2.264cm" svg:height="0.676cm" svg:x="18.226cm" svg:y="12.393cm">
            <text:list text:style-name="L3">
              <text:list-header>
                <text:p text:style-name="P7"><text:span text:style-name="T5">router 2</text:span></text:p>
              </text:list-header>
            </text:list>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g>
          <draw:g>
            <draw:custom-shape draw:style-name="gr25" draw:text-style-name="P6" draw:layer="measurelines" svg:width="2.518cm" svg:height="1.384cm" svg:x="9.1cm" svg:y="11.8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6" draw:text-style-name="P6" draw:layer="measurelines" svg:width="0.745cm" svg:height="0.227cm" svg:x="10.374cm" svg:y="11.924cm">
                  <text:p/>
                  <draw:enhanced-geometry svg:viewBox="0 0 393 125" draw:type="non-primitive" draw:enhanced-path="M 0 97 L 87 125 298 42 393 70 342 0 94 0 196 21 0 97 Z N"/>
                </draw:custom-shape>
                <draw:custom-shape draw:style-name="gr26" draw:text-style-name="P6" draw:layer="measurelines" svg:width="0.745cm" svg:height="0.227cm" svg:x="10.374cm" svg:y="11.924cm">
                  <text:p/>
                  <draw:enhanced-geometry svg:viewBox="0 0 393 125" draw:type="non-primitive" draw:enhanced-path="M 0 97 L 87 125 298 42 393 70 342 0 94 0 196 21 0 97 Z N"/>
                </draw:custom-shape>
                <draw:custom-shape draw:style-name="gr26" draw:text-style-name="P6" draw:layer="measurelines" svg:width="0.745cm" svg:height="0.24cm" svg:x="9.561cm" svg:y="12.19cm">
                  <text:p/>
                  <draw:enhanced-geometry svg:viewBox="0 0 393 132" draw:type="non-primitive" draw:enhanced-path="M 393 28 L 305 0 102 83 0 55 51 132 305 132 196 104 393 28 Z N"/>
                </draw:custom-shape>
                <draw:custom-shape draw:style-name="gr26" draw:text-style-name="P6" draw:layer="measurelines" svg:width="0.745cm" svg:height="0.24cm" svg:x="9.561cm" svg:y="12.19cm">
                  <text:p/>
                  <draw:enhanced-geometry svg:viewBox="0 0 393 132" draw:type="non-primitive" draw:enhanced-path="M 393 28 L 305 0 102 83 0 55 51 132 305 132 196 104 393 28 Z N"/>
                </draw:custom-shape>
                <draw:custom-shape draw:style-name="gr26" draw:text-style-name="P6" draw:layer="measurelines" svg:width="0.743cm" svg:height="0.227cm" svg:x="9.602cm" svg:y="11.912cm">
                  <text:p/>
                  <draw:enhanced-geometry svg:viewBox="0 0 392 125" draw:type="non-primitive" draw:enhanced-path="M 0 28 L 87 0 298 77 392 56 341 125 94 125 196 104 0 28 Z N"/>
                </draw:custom-shape>
                <draw:custom-shape draw:style-name="gr26" draw:text-style-name="P6" draw:layer="measurelines" svg:width="0.743cm" svg:height="0.227cm" svg:x="9.602cm" svg:y="11.912cm">
                  <text:p/>
                  <draw:enhanced-geometry svg:viewBox="0 0 392 125" draw:type="non-primitive" draw:enhanced-path="M 0 28 L 87 0 298 77 392 56 341 125 94 125 196 104 0 28 Z N"/>
                </draw:custom-shape>
                <draw:custom-shape draw:style-name="gr26" draw:text-style-name="P6" draw:layer="measurelines" svg:width="0.745cm" svg:height="0.225cm" svg:x="10.346cm" svg:y="12.215cm">
                  <text:p/>
                  <draw:enhanced-geometry svg:viewBox="0 0 393 124" draw:type="non-primitive" draw:enhanced-path="M 393 97 L 306 124 102 41 0 69 51 0 306 0 197 21 393 97 Z N"/>
                </draw:custom-shape>
                <draw:custom-shape draw:style-name="gr26" draw:text-style-name="P6" draw:layer="measurelines" svg:width="0.745cm" svg:height="0.225cm" svg:x="10.346cm" svg:y="12.215cm">
                  <text:p/>
                  <draw:enhanced-geometry svg:viewBox="0 0 393 124" draw:type="non-primitive" draw:enhanced-path="M 393 97 L 306 124 102 41 0 69 51 0 306 0 197 21 393 97 Z N"/>
                </draw:custom-shape>
              </draw:g>
              <draw:g>
                <draw:custom-shape draw:style-name="gr27" draw:text-style-name="P6" draw:layer="measurelines" svg:width="0.745cm" svg:height="0.227cm" svg:x="10.387cm" svg:y="11.936cm">
                  <text:p/>
                  <draw:enhanced-geometry svg:viewBox="0 0 393 125" draw:type="non-primitive" draw:enhanced-path="M 0 97 L 87 125 298 42 393 70 342 0 95 0 197 21 0 97 Z N"/>
                </draw:custom-shape>
                <draw:custom-shape draw:style-name="gr27" draw:text-style-name="P6" draw:layer="measurelines" svg:width="0.745cm" svg:height="0.227cm" svg:x="10.387cm" svg:y="11.936cm">
                  <text:p/>
                  <draw:enhanced-geometry svg:viewBox="0 0 393 125" draw:type="non-primitive" draw:enhanced-path="M 0 97 L 87 125 298 42 393 70 342 0 95 0 197 21 0 97 Z N"/>
                </draw:custom-shape>
                <draw:custom-shape draw:style-name="gr27" draw:text-style-name="P6" draw:layer="measurelines" svg:width="0.745cm" svg:height="0.238cm" svg:x="9.574cm" svg:y="12.202cm">
                  <text:p/>
                  <draw:enhanced-geometry svg:viewBox="0 0 393 131" draw:type="non-primitive" draw:enhanced-path="M 393 28 L 306 0 102 83 0 55 51 131 306 131 196 104 393 28 Z N"/>
                </draw:custom-shape>
                <draw:custom-shape draw:style-name="gr27" draw:text-style-name="P6" draw:layer="measurelines" svg:width="0.745cm" svg:height="0.238cm" svg:x="9.574cm" svg:y="12.202cm">
                  <text:p/>
                  <draw:enhanced-geometry svg:viewBox="0 0 393 131" draw:type="non-primitive" draw:enhanced-path="M 393 28 L 306 0 102 83 0 55 51 131 306 131 196 104 393 28 Z N"/>
                </draw:custom-shape>
                <draw:custom-shape draw:style-name="gr27" draw:text-style-name="P6" draw:layer="measurelines" svg:width="0.745cm" svg:height="0.227cm" svg:x="9.615cm" svg:y="11.924cm">
                  <text:p/>
                  <draw:enhanced-geometry svg:viewBox="0 0 393 125" draw:type="non-primitive" draw:enhanced-path="M 0 28 L 87 0 298 77 393 56 342 125 94 125 196 104 0 28 Z N"/>
                </draw:custom-shape>
                <draw:custom-shape draw:style-name="gr27" draw:text-style-name="P6" draw:layer="measurelines" svg:width="0.745cm" svg:height="0.227cm" svg:x="9.615cm" svg:y="11.924cm">
                  <text:p/>
                  <draw:enhanced-geometry svg:viewBox="0 0 393 125" draw:type="non-primitive" draw:enhanced-path="M 0 28 L 87 0 298 77 393 56 342 125 94 125 196 104 0 28 Z N"/>
                </draw:custom-shape>
                <draw:custom-shape draw:style-name="gr27" draw:text-style-name="P6" draw:layer="measurelines" svg:width="0.742cm" svg:height="0.225cm" svg:x="10.36cm" svg:y="12.227cm">
                  <text:p/>
                  <draw:enhanced-geometry svg:viewBox="0 0 392 124" draw:type="non-primitive" draw:enhanced-path="M 392 97 L 305 124 101 41 0 69 51 0 305 0 196 20 392 97 Z N"/>
                </draw:custom-shape>
                <draw:custom-shape draw:style-name="gr27" draw:text-style-name="P6" draw:layer="measurelines" svg:width="0.742cm" svg:height="0.225cm" svg:x="10.36cm" svg:y="12.227cm">
                  <text:p/>
                  <draw:enhanced-geometry svg:viewBox="0 0 392 124" draw:type="non-primitive" draw:enhanced-path="M 392 97 L 305 124 101 41 0 69 51 0 305 0 196 20 392 97 Z N"/>
                </draw:custom-shape>
              </draw:g>
            </draw:g>
          </draw:g>
          <draw:custom-shape draw:style-name="gr28" draw:text-style-name="P14" draw:layer="measurelines" svg:width="2.264cm" svg:height="0.676cm" svg:x="9.226cm" svg:y="12.393cm">
            <text:list text:style-name="L3">
              <text:list-header>
                <text:p text:style-name="P7"><text:span text:style-name="T5">router 1</text:span></text:p>
              </text:list-header>
            </text:list>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custom-shape draw:style-name="gr28" draw:text-style-name="P14" draw:layer="measurelines" svg:width="2.264cm" svg:height="0.676cm" svg:x="9.213cm" svg:y="12.393cm">
            <text:list text:style-name="L3">
              <text:list-header>
                <text:p text:style-name="P7"><text:span text:style-name="T5">router 1</text:span></text:p>
              </text:list-header>
            </text:list>
            <draw:enhanced-geometry svg:viewBox="0 0 21600 21600" draw:mirror-vertical="false" draw:mirror-horizontal="false"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g>
          <draw:custom-shape draw:style-name="gr29" draw:text-style-name="P5" draw:layer="layout" svg:width="3.011cm" svg:height="2.181cm" svg:x="10.689cm" svg:y="17.826cm">
            <text:list text:style-name="L2">
              <text:list-header>
                <text:p text:style-name="P2"><text:span text:style-name="T1">dhcp relay</text:span></text:p>
              </text:list-header>
            </text:list>
            <draw:enhanced-geometry svg:viewBox="0 0 21600 21600" draw:type="mso-spt202" draw:enhanced-path="M 0 0 L 21600 0 21600 21600 0 21600 0 0 Z N"/>
          </draw:custom-shape>
          <draw:g>
            <draw:custom-shape draw:style-name="gr8" draw:text-style-name="P6" draw:layer="layout" svg:width="2.725cm" svg:height="2.523cm" svg:x="10.833cm" svg:y="15.4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mainfrm" draw:style-name="gr9" draw:text-style-name="P6" draw:layer="layout" svg:width="2.337cm" svg:height="2.135cm" svg:x="10.833cm" svg:y="15.788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custom-shape draw:style-name="gr10" draw:text-style-name="P8" draw:layer="layout" svg:width="1.398cm" svg:height="0.776cm" svg:x="19cm" svg:y="5.574cm">
          <text:list text:style-name="L3">
            <text:list-item>
              <text:p text:style-name="P7"><text:span text:style-name="T2">http</text:span></text:p>
            </text:list-item>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10" draw:text-style-name="P8" draw:layer="layout" svg:width="1.398cm" svg:height="0.776cm" svg:x="6.102cm" svg:y="5.574cm">
          <text:list text:style-name="L3">
            <text:list-header>
              <text:p text:style-name="P7"><text:span text:style-name="T2">DHCP</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10" draw:text-style-name="P8" draw:layer="layout" svg:width="1.398cm" svg:height="0.776cm" svg:x="11.4cm" svg:y="16.024cm">
          <text:list text:style-name="L3">
            <text:list-item>
              <text:p text:style-name="P7"><text:span text:style-name="T2">relay</text:span></text:p>
            </text:list-item>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30" draw:text-style-name="P10" draw:layer="layout" svg:width="4.651cm" svg:height="0.853cm" svg:x="23.549cm" svg:y="14.7cm">
          <text:list text:style-name="L2">
            <text:list-header>
              <text:p text:style-name="P9"><text:span text:style-name="T3">192.168.2.0/24</text:span></text:p>
            </text:list-header>
          </text:list>
          <draw:enhanced-geometry svg:viewBox="0 0 21600 21600" draw:type="mso-spt202" draw:enhanced-path="M 0 0 L 21600 0 21600 21600 0 21600 0 0 Z N"/>
        </draw:custom-shape>
        <draw:custom-shape draw:style-name="gr22" draw:text-style-name="P6" draw:layer="layout" svg:width="1.27cm" svg:height="0.511cm" svg:x="7.2cm" svg:y="9.125cm">
          <text:list text:style-name="L2">
            <text:list-header>
              <text:p text:style-name="P13"><text:span text:style-name="T3">2</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1.03cm" svg:y="9.125cm">
          <text:list text:style-name="L2">
            <text:list-header>
              <text:p text:style-name="P13"><text:span text:style-name="T3">3</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20.2cm" svg:y="9.125cm">
          <text:list text:style-name="L2">
            <text:list-header>
              <text:p text:style-name="P13"><text:span text:style-name="T3">4</text:span></text:p>
            </text:list-header>
          </text:list>
          <draw:enhanced-geometry svg:viewBox="0 0 21600 21600" draw:type="rectangle" draw:enhanced-path="M 0 0 L 21600 0 21600 21600 0 21600 0 0 Z N"/>
        </draw:custom-shape>
        <draw:custom-shape draw:style-name="gr22" draw:text-style-name="P6" draw:layer="layout" svg:width="1.27cm" svg:height="0.511cm" svg:x="14.03cm" svg:y="15.6cm">
          <text:list text:style-name="L2">
            <text:list-header>
              <text:p text:style-name="P13"><text:span text:style-name="T3">2</text:span></text:p>
            </text:list-header>
          </text:list>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8" draw:display-name="Gradient 8" draw:style="axial" draw:start-color="#002f5e" draw:end-color="#0066cc" draw:start-intensity="100%" draw:end-intensity="100%" draw:angle="2700" draw:border="0%"/>
    <draw:marker draw:name="Arrow" svg:viewBox="0 0 20 30" svg:d="m10 0-10 30h20z"/>
    <draw:stroke-dash draw:name="Dash_20_2" draw:display-name="Dash 2" draw:style="rect" draw:dots2="1" draw:dots2-length="0.211cm" draw:distance="0.15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1-17T18:07:09.53</meta:creation-date>
    <dc:date>2013-02-05T08:54:47</dc:date>
    <meta:editing-duration>PT1H8M50S</meta:editing-duration>
    <meta:editing-cycles>25</meta:editing-cycles>
    <meta:generator>LibreOffice/3.5$Linux_x86 LibreOffice_project/350m1$Build-2</meta:generator>
    <dc:creator>doros </dc:creator>
    <meta:document-statistic meta:object-count="152"/>
  </office:meta>
</office:document-meta>
</file>